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FreeSerif" svg:font-family="FreeSerif"/>
  </office:font-face-decls>
  <office:automatic-styles>
    <style:style style:name="P1" style:family="paragraph" style:parent-style-name="Normal">
      <style:paragraph-properties fo:text-indent="-0.3in"/>
    </style:style>
    <text:list-style style:name="L1">
      <text:list-level-style-bullet text:level="1" text:bullet-char="•">
        <style:text-properties style:font-name="FreeSerif"/>
        <style:list-level-properties text:min-label-width="0.3in" text:space-before="0.508000cm"/>
      </text:list-level-style-bullet>
    </text:list-style>
    <text:list-style style:name="L2">
      <text:list-level-style-bullet text:level="1" text:bullet-char="•">
        <style:text-properties style:font-name="FreeSerif"/>
        <style:list-level-properties text:min-label-width="0.3in" text:space-before="0.508000cm"/>
      </text:list-level-style-bullet>
    </text:list-style>
    <text:list-style style:name="L3">
      <text:list-level-style-bullet text:level="1" text:bullet-char="•">
        <style:text-properties style:font-name="FreeSerif"/>
        <style:list-level-properties text:min-label-width="0.3in" text:space-before="0.508000cm"/>
      </text:list-level-style-bullet>
    </text:list-style>
  </office:automatic-styles>
  <office:body>
    <office:text>
      <text:p text:style-name="Heading 1">osgEarth</text:p>
      <text:p text:style-name="Heading 2">About<text:line-break/> </text:p>
      <text:p text:style-name="Normal"><text:a xlink:href="http://osgearth.org/">osgEarth</text:a> is a scalable terrain rendering toolkit for <text:a xlink:href="http://www.openscenegraph.org/">OpenSceneGraph</text:a>. Just create a simple XML file, point it at your imagery, elevation, and vector data, load it into your favorite OSG application, and go! osgEarth supports all kinds of data and comes with lots of examples to help you get up and running quickly and easily. </text:p>
      <text:p text:style-name="Heading 2">Things you can do</text:p>
      <text:p text:style-name="Normal">osgEarth makes is easy to deploy scalable terrain models: </text:p>
      <text:list text:style-name="L1">
        <text:list-item>
          <text:p text:style-name="P1"><text:tab/>Create terrain models - either offline, or dynamically at run-time </text:p>
        </text:list-item>
        <text:list-item>
          <text:p text:style-name="P1"><text:tab/>Load whole-earth terrains without writing any code </text:p>
        </text:list-item>
        <text:list-item>
          <text:p text:style-name="P1"><text:tab/>Layer imagery to produce high-resolution insets </text:p>
        </text:list-item>
        <text:list-item>
          <text:p text:style-name="P1"><text:tab/>Combine multiple imagery, elevation, and vector data sources on the fly </text:p>
        </text:list-item>
        <text:list-item>
          <text:p text:style-name="P1"><text:tab/>Set up map tile caches to maximize performance </text:p>
        </text:list-item>
        <text:list-item>
          <text:p text:style-name="P1"><text:tab/>Adjust layer opacity for multi-texturing effects </text:p>
        </text:list-item>
      </text:list>
      <text:p text:style-name="Normal">But osgEarth does more than just render terrain: </text:p>
      <text:list text:style-name="L2">
        <text:list-item>
          <text:p text:style-name="P1"><text:tab/>Drape vector (GIS) data on the terrain </text:p>
        </text:list-item>
        <text:list-item>
          <text:p text:style-name="P1"><text:tab/>Reproject data among different coordinate reference systems </text:p>
        </text:list-item>
        <text:list-item>
          <text:p text:style-name="P1"><text:tab/>Place external models on the terrain with lat/long coordinates </text:p>
        </text:list-item>
        <text:list-item>
          <text:p text:style-name="P1"><text:tab/>Do fast intersection testing </text:p>
        </text:list-item>
        <text:list-item>
          <text:p text:style-name="P1"><text:tab/>Incorporate new data into existing VPB databases (without rebuilding them) </text:p>
        </text:list-item>
        <text:list-item>
          <text:p text:style-name="P1"><text:tab/>Access terrain tiles directly for non-visual processes </text:p>
        </text:list-item>
      </text:list>
      <text:p text:style-name="Heading 2">Things you can see</text:p>
      <text:list text:style-name="L3">
        <text:list-item>
          <text:p text:style-name="P1"><text:tab/>GeoTIFF imagery and DEM files (plus lots of other formats) </text:p>
        </text:list-item>
        <text:list-item>
          <text:p text:style-name="P1"><text:tab/>Vector data like ESRI shapefiles </text:p>
        </text:list-item>
        <text:list-item>
          <text:p text:style-name="P1"><text:tab/>OGC-compliant web mapping data (like <text:a xlink:href="http%3a//www.opengeospatial.org">WMS</text:a>) </text:p>
        </text:list-item>
        <text:list-item>
          <text:p text:style-name="P1"><text:tab/>GIS layers published with <text:a xlink:href="http%3a//mapserver.org">MapServer</text:a> or <text:a xlink:href="http://http://www.esri.com/software/arcgis/arcgisserver/index.html">ESRI ArcGIS Server</text:a> </text:p>
        </text:list-item>
        <text:list-item>
          <text:p text:style-name="P1"><text:tab/>Online maps like <text:a xlink:href="http%3a//openstreetmap.org">OpenStreetMap</text:a>, <text:a xlink:href="http://resources.esri.com/arcgisonlineservices/index.cfm">ArcGIS Online</text:a>, or <text:a xlink:href="http%3a//onearth.jpl.nasa.gov">NASA OnEarth</text:a> </text:p>
        </text:list-item>
      </text:list>
      <text:p text:style-name="Normal">Homepage</text:p>
      <text:p text:style-name="Normal"><text:a xlink:href="http://osgearth.org/">http://osgearth.org/</text:a> </text:p>
      <text:p text:style-name="Normal">License</text:p>
      <text:p text:style-name="Normal">GNU Lesser General Public License (LGPL) </text:p>
      <text:p text:style-name="Heading 2">Documentation</text:p>
      <text:p text:style-name="Normal">Documentation is available online at <text:a xlink:href="http://osgearth.org/wiki/Documentation">osgearth.org</text:a> </text:p>
      <text:p text:style-name="Normal">Sample data is located on this disc at /usr/share/osgearth/maps/ </text:p>
      <text:p text:style-name="Heading 2">Running</text:p>
      <text:p text:style-name="Normal">To run osgEarth on the Live DVD, open a console an start e.g. </text:p>
      <text:p text:style-name="Plain Text">OSG_FILE_PATH=/usr/share/osgearth osgviewer --window 50 50 900 700 /usr/share/osgearth/maps/openstreetmap.earth</text:p>
      <text:p text:style-name="Normal">Press 'h' for help. See also <text:a xlink:href="http://www.openscenegraph.org/projects/osg/wiki/Support/UserGuides/osgviewer">openscenegraph.org</text:a> for more help. </text:p>
      <text:p text:style-name="Normal"/>
      <text:p text:style-name="Normal">To run osgearth_simple, type </text:p>
      <text:p text:style-name="Plain Text">OSG_FILE_PATH=/usr/share/osgearth osgearth_simple --window 50 50 900 700 /usr/share/osgearth/maps/srtm.earth</text:p>
      <text:p text:style-name="Normal">Press '1'-'5' for predefined viewpoints. Drag mouse with left+right click for tilt. </text:p>
      <text:p text:style-name="Normal"/>
      <text:p text:style-name="Normal"/>
      <text:p text:style-name="Normal"/>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 svg:font-family="Courier New"/>
    <style:font-face style:name="Liberation Sans" svg:font-family="Liberation Sans"/>
    <style:font-face style:name="Liberation Serif" svg:font-family="Liberation Serif"/>
  </office:font-face-decls>
  <office:styles>
    <style:style style:name="Plain Text" style:family="paragraph" style:parent-style-name="Normal">
      <style:text-properties style:font-name="Courier New"/>
    </style:style>
    <style:style style:name="Normal" style:family="paragraph">
      <style:paragraph-properties fo:text-align="left" fo:text-indent="0in" fo:line-height="100%" fo:background-color="transparent" fo:widows="2" fo:margin-left="0pt" fo:margin-right="0pt" fo:margin-top="0pt" fo:margin-bottom="0pt"/>
      <style:text-properties fo:color="#000000" style:font-name="Liberation Serif" fo:font-size="12pt" fo:font-weight="normal" fo:background-color="transparent"/>
    </style:style>
    <style:style style:name="Heading 1" style:family="paragraph" style:parent-style-name="Normal" style:next-style-name="Normal">
      <style:paragraph-properties fo:margin-top="22pt" fo:margin-bottom="3pt" fo:keep-with-next="auto"/>
      <style:text-properties style:font-name="Liberation Sans" fo:font-size="17pt" fo:font-weight="bold"/>
    </style:style>
    <style:style style:name="Heading 2" style:family="paragraph" style:parent-style-name="Normal" style:next-style-name="Normal">
      <style:paragraph-properties fo:margin-top="22pt" fo:margin-bottom="3pt" fo:keep-with-next="auto"/>
      <style:text-properties style:font-name="Liberation Sans" fo:font-size="14pt" fo:font-weight="bold"/>
    </style:style>
  </office:styles>
  <office:automatic-styles>
    <style:page-layout style:name="Standard">
      <style:page-layout-properties fo:page-width="210.000000mm" fo:page-height="297.000000mm" style:print-orientation="portrait" fo:margin-top="28.000000mm" fo:margin-bottom="28.000000mm" fo:margin-left="28.000000mm" fo:margin-right="28.000000mm"/>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AbiWord</meta:generator>
  </office:meta>
</office:document-meta>
</file>